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16.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6.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6.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16.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16.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16.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16.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6.51cm" fo:margin-left="0cm" fo:margin-top="0cm" fo:margin-bottom="0cm" table:align="left"/>
    </style:style>
    <style:style style:name="Table10.A" style:family="table-column">
      <style:table-column-properties style:column-width="16.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Standard" style:master-page-name="Standard">
      <style:paragraph-properties fo:margin-left="0cm" fo:margin-right="0cm" fo:text-indent="0cm" style:auto-text-indent="false" style:page-number="1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das las sentencias deben resolverse haciendo uso de subconsultas</text:p>
      <text:p text:style-name="P4"/>
      <text:p text:style-name="P4">Base de datos Comercio</text:p>
      <text:p text:style-name="P3"/>
      <text:list xml:id="list2826102934" text:style-name="WWNum1">
        <text:list-item>
          <text:p text:style-name="P8">Datos de los artículos cuyo stock está por debajo de la media.</text:p>
        </text:list-item>
      </text:lis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Standard"/>
      <text:list xml:id="list150724750308554" text:continue-numbering="true" text:style-name="WWNum1">
        <text:list-item>
          <text:p text:style-name="P8">Datos de los artículos con el mismo descuento que los artículos con un precio superior a 500€.</text:p>
        </text:list-item>
      </text:list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/>
          </table:table-cell>
        </table:table-row>
      </table:table>
      <text:p text:style-name="Standard"/>
      <text:list xml:id="list150726036122834" text:continue-numbering="true" text:style-name="WWNum1">
        <text:list-item>
          <text:p text:style-name="P8">Datos de los artículos con un precio inferior a todos aquellos artículos con un descuento del 10% (no utilices la función MIN).</text:p>
        </text:list-item>
      </text:list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/>
      <text:list xml:id="list150725267483969" text:continue-numbering="true" text:style-name="WWNum1">
        <text:list-item>
          <text:p text:style-name="P8">Datos de aquellas líneas en las que se vende un artículo cuya diferencia entre el stock y el stock mínimo es 0.</text:p>
        </text:list-item>
      </text:list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/>
          </table:table-cell>
        </table:table-row>
      </table:table>
      <text:p text:style-name="Standard"/>
      <text:list xml:id="list150726475768170" text:continue-numbering="true" text:style-name="WWNum1">
        <text:list-item>
          <text:p text:style-name="P8">Mostrar los datos de aquellos artículos cuyo precio (sin aplicar descuentos) está por encima del tendedero más caro (los tendedores tienen como comienzo de su código las letras TEN)</text:p>
        </text:list-item>
      </text:list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Standard"/>
      <text:list xml:id="list150725993357534" text:continue-numbering="true" text:style-name="WWNum1">
        <text:list-item>
          <text:p text:style-name="P8">Datos de aquellos vendedores que no han aplicado un descuento de un 15% en sus tickets.</text:p>
        </text:list-item>
      </text:list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/>
          </table:table-cell>
        </table:table-row>
      </table:table>
      <text:p text:style-name="P5"/>
      <text:list xml:id="list150725814065391" text:continue-numbering="true" text:style-name="WWNum1">
        <text:list-item>
          <text:p text:style-name="P8">Datos del ticket más antiguo que no tiene cliente.</text:p>
        </text:list-item>
      </text:list>
      <text:p text:style-name="Standard"><text:soft-page-break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/>
          </table:table-cell>
        </table:table-row>
      </table:table>
      <text:p text:style-name="Standard"/>
      <text:list xml:id="list150725213549770" text:continue-numbering="true" text:style-name="WWNum1">
        <text:list-item>
          <text:p text:style-name="P8">Muestra el código de aquellos clientes que han obtenido más de 30 euros en descuentos en alguno de sus tickets.</text:p>
        </text:list-item>
      </text:list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/>
          </table:table-cell>
        </table:table-row>
      </table:table>
      <text:p text:style-name="P1"/>
      <text:list xml:id="list150724977739489" text:continue-numbering="true" text:style-name="WWNum1">
        <text:list-item>
          <text:p text:style-name="P8">Todos los datos de aquellos clientes que han pagado siempre un iva del 21% (nunca han pagado menos iva).</text:p>
        </text:list-item>
      </text:list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list xml:id="list150725287126455" text:continue-numbering="true" text:style-name="WWNum1">
        <text:list-item>
          <text:p text:style-name="P8">Código de tickets cuya cantidad total de artículos vendidos está por encima de la media.</text:p>
        </text:list-item>
      </text:list>
      <text:p text:style-name="Standard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"/>
          </table:table-cell>
        </table:table-row>
      </table:table>
      <text:p text:style-name="Heading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ing_20_1"><text:bookmark text:name="_w497hsrv4uoj"/><text:span text:style-name="MT1">Bases de Datos</text:span><text:line-break/><text:span text:style-name="MT2">EJERCICIOS UNIDAD 6: DQL | Parte 4: Subconsultas<text:line-break/></text:span></text:p>
        <text:p text:style-name="Standard">Nombre y apellidos: __________________________________________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document-statistic meta:table-count="10" meta:image-count="0" meta:object-count="0" meta:page-count="2" meta:paragraph-count="14" meta:word-count="219" meta:character-count="1250" meta:non-whitespace-character-count="1054"/>
  </office:meta>
</office:document-meta>
</file>